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text-properties style:font-name="Arial Rounded MT Bold" fo:font-size="12pt" style:font-size-asian="12pt" style:font-size-complex="12pt"/>
    </style:style>
    <style:style style:name="P3" style:family="paragraph" style:parent-style-name="Standard">
      <style:text-properties style:font-name="Arial Rounded MT Bold"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Arial Rounded MT Bold" fo:font-size="8pt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margin-left="4.382cm" fo:margin-right="0cm" fo:text-align="start" style:justify-single-word="false" fo:text-indent="0cm" style:auto-text-indent="false"/>
      <style:text-properties fo:color="#0000ff" style:font-name="Arial Rounded MT Bold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10" style:family="paragraph" style:parent-style-name="Standard">
      <style:text-properties fo:color="#0000ff" style:font-name="Verdana" fo:font-size="14pt" fo:font-weight="bol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v_organisme_lieu;block=begin]</text:p>
      <text:p text:style-name="P2"/>
      <text:p text:style-name="P3"/>
      <text:p text:style-name="P3"/>
      <text:p text:style-name="P3"/>
      <text:p text:style-name="P4"/>
      <text:p text:style-name="P5"/>
      <text:p text:style-name="P6"/>
      <text:p text:style-name="P6"/>
      <text:p text:style-name="P6"/>
      <text:p text:style-name="P6"/>
      <text:p text:style-name="P7">[v_organisme_lieu.nom]</text:p>
      <text:p text:style-name="P7">[v_organisme_lieu.adresse1]</text:p>
      <text:p text:style-name="P7">[v_organisme_lieu.adresse2]</text:p>
      <text:p text:style-name="P7">[v_organisme_lieu.code_postal] [v_organisme_lieu.ville]</text:p>
      <text:p text:style-name="P7">[v_organisme_lieu.pays]</text:p>
      <text:p text:style-name="P8"/>
      <text:p text:style-name="P8"/>
      <text:p text:style-name="P9"/>
      <text:p text:style-name="P9">[v_organisme_lieu;block=end;nodata]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999cm" fo:page-height="1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uy Gourmellet</meta:initial-creator>
    <meta:creation-date>2007-02-23T18:03:02</meta:creation-date>
    <dc:creator>Guy Gourmellet</dc:creator>
    <dc:date>2007-07-16T18:32:05</dc:date>
    <meta:printed-by>Guy Gourmellet</meta:printed-by>
    <meta:print-date>2007-02-23T18:23:41</meta:print-date>
    <dc:language>fr-FR</dc:language>
    <meta:editing-cycles>45</meta:editing-cycles>
    <meta:editing-duration>PT5H36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30" meta:character-count="219"/>
  </office:meta>
</office:document-meta>
</file>